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7814"/>
    </style:style>
    <style:style style:name="P2" style:family="paragraph" style:parent-style-name="Heading_20_1">
      <style:text-properties officeooo:rsid="001a6f61" officeooo:paragraph-rsid="00057814"/>
    </style:style>
    <style:style style:name="P3" style:family="paragraph" style:parent-style-name="Standard">
      <style:text-properties fo:color="#729fcf" loext:opacity="100%" officeooo:rsid="001892a6" officeooo:paragraph-rsid="00057814"/>
    </style:style>
    <style:style style:name="P4" style:family="paragraph" style:parent-style-name="Standard">
      <style:text-properties fo:color="#729fcf" loext:opacity="100%" officeooo:rsid="001892a6" officeooo:paragraph-rsid="0005b333"/>
    </style:style>
    <style:style style:name="P5" style:family="paragraph" style:parent-style-name="Standard">
      <style:text-properties fo:color="#729fcf" loext:opacity="100%" officeooo:rsid="001892a6" officeooo:paragraph-rsid="00097c40"/>
    </style:style>
    <style:style style:name="P6" style:family="paragraph" style:parent-style-name="Standard">
      <style:text-properties officeooo:rsid="001892a6" officeooo:paragraph-rsid="00097c40"/>
    </style:style>
    <style:style style:name="P7" style:family="paragraph" style:parent-style-name="Standard">
      <style:text-properties officeooo:paragraph-rsid="00057814"/>
    </style:style>
    <style:style style:name="P8" style:family="paragraph" style:parent-style-name="Standard">
      <style:text-properties officeooo:rsid="00057814" officeooo:paragraph-rsid="00057814"/>
    </style:style>
    <style:style style:name="P9" style:family="paragraph" style:parent-style-name="Standard">
      <style:text-properties officeooo:rsid="00057814" officeooo:paragraph-rsid="00077cd2"/>
    </style:style>
    <style:style style:name="P10" style:family="paragraph" style:parent-style-name="Standard">
      <style:text-properties officeooo:rsid="00057814" officeooo:paragraph-rsid="00097c40"/>
    </style:style>
    <style:style style:name="P11" style:family="paragraph" style:parent-style-name="Standard">
      <style:text-properties officeooo:paragraph-rsid="0005b333"/>
    </style:style>
    <style:style style:name="P12" style:family="paragraph" style:parent-style-name="Standard">
      <style:text-properties style:font-name="Liberation Sans1" fo:font-size="18pt" fo:font-weight="bold" officeooo:paragraph-rsid="00097c40" style:font-name-asian="Microsoft YaHei" style:font-size-asian="18pt" style:font-weight-asian="bold" style:font-name-complex="Arial2" style:font-size-complex="18pt" style:font-weight-complex="bold"/>
    </style:style>
    <style:style style:name="P13" style:family="paragraph" style:parent-style-name="Standard">
      <style:paragraph-properties fo:margin-left="3.752cm" fo:text-align="start" style:justify-single-word="false" fo:text-indent="0cm" style:auto-text-indent="false"/>
      <style:text-properties style:font-name="Consolas" officeooo:rsid="00057814" officeooo:paragraph-rsid="00057814"/>
    </style:style>
    <style:style style:name="P14" style:family="paragraph" style:parent-style-name="Standard">
      <style:text-properties officeooo:rsid="000d386b" officeooo:paragraph-rsid="000d386b"/>
    </style:style>
    <style:style style:name="P15" style:family="paragraph" style:parent-style-name="Standard">
      <style:text-properties officeooo:rsid="000f6da1" officeooo:paragraph-rsid="000f6da1"/>
    </style:style>
    <style:style style:name="P16" style:family="paragraph" style:parent-style-name="Subtitle">
      <style:text-properties officeooo:paragraph-rsid="00057814"/>
    </style:style>
    <style:style style:name="P17" style:family="paragraph" style:parent-style-name="Text_20_body">
      <style:text-properties officeooo:paragraph-rsid="00057814"/>
    </style:style>
    <style:style style:name="P18" style:family="paragraph" style:parent-style-name="Text_20_body">
      <style:text-properties style:font-name="Liberation Sans1" fo:font-size="18pt" fo:font-weight="bold" officeooo:paragraph-rsid="00077cd2" style:font-name-asian="Microsoft YaHei" style:font-size-asian="18pt" style:font-weight-asian="bold" style:font-name-complex="Arial2" style:font-size-complex="1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rsid="00110e5c" officeooo:paragraph-rsid="00110e5c"/>
    </style:style>
    <style:style style:name="P20" style:family="paragraph" style:parent-style-name="Title">
      <style:text-properties officeooo:paragraph-rsid="00057814"/>
    </style:style>
    <style:style style:name="P21" style:family="paragraph" style:parent-style-name="Title">
      <style:paragraph-properties fo:margin-top="0.423cm" fo:margin-bottom="0.212cm" style:contextual-spacing="false" fo:keep-with-next="always"/>
      <style:text-properties officeooo:paragraph-rsid="00057814"/>
    </style:style>
    <style:style style:name="T1" style:family="text">
      <style:text-properties officeooo:rsid="00057814"/>
    </style:style>
    <style:style style:name="T2" style:family="text">
      <style:text-properties style:font-name="Liberation Sans1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T3" style:family="text">
      <style:text-properties officeooo:rsid="001892a6"/>
    </style:style>
    <style:style style:name="T4" style:family="text">
      <style:text-properties officeooo:rsid="00ad76b0"/>
    </style:style>
    <style:style style:name="T5" style:family="text">
      <style:text-properties officeooo:rsid="00097c40"/>
    </style:style>
    <style:style style:name="T6" style:family="text">
      <style:text-properties officeooo:rsid="000c5e89"/>
    </style:style>
    <style:style style:name="T7" style:family="text">
      <style:text-properties officeooo:rsid="000f6d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oscard</text:p>
      <text:p text:style-name="P21">Anthropogenic Global Warming</text:p>
      <text:p text:style-name="P20"><text:span text:style-name="T1">AGW</text:span> </text:p>
      <text:p text:style-name="P16">System of Systems</text:p>
      <text:p text:style-name="P19">Work in Progress</text:p>
      <text:p text:style-name="P17"/>
      <text:p text:style-name="P17"/>
      <text:p text:style-name="P17"/>
      <text:p text:style-name="P13"># <text:s text:c="7"/>_ _ <text:s text:c="2"/>_ _ _ <text:s text:c="5"/>_</text:p>
      <text:p text:style-name="P13"># <text:s text:c="6"/>/ <text:s text:c="2"/>) / _ _ ) <text:s/>_ \ )</text:p>
      <text:p text:style-name="P13"># <text:s text:c="5"/>/ (| |/ / <text:s/>_ _ \ ) \ \</text:p>
      <text:p text:style-name="P13"># <text:s text:c="4"/>/ <text:s/>_ <text:s text:c="3"/>( <text:s/>(_ <text:s/>) \ \ \ \</text:p>
      <text:p text:style-name="P13"># <text:s text:c="3"/>/ / <text:s/>| |\ \ _ ) <text:s/>\_) \_) \</text:p>
      <text:p text:style-name="P13"># <text:s text:c="2"/>(_/ <text:s text:c="2"/>|_| \ _ _ /\ _ _ _ _ )</text:p>
      <text:p text:style-name="P13"># <text:s text:c="2"/>Anthropogenic Global Warming</text:p>
      <text:p text:style-name="P13"># --------------------------------</text:p>
      <text:p text:style-name="P13"/>
      <text:p text:style-name="P13">include &lt;agw.h&gt;</text:p>
      <text:p text:style-name="P13">from agw import eea, mph, eco, clm, gwm, pbs, ...</text:p>
      <text:p text:style-name="P13">import org.agw.*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" text:outline-level="1" text:is-list-header="true"><text:soft-page-break/>Background<text:tab/></text:h>
      <text:p text:style-name="P3">&lt; Provide background information that includes the reasons for creating the project and mentions the key stakeholders who will benefit from the project result. &gt;</text:p>
      <text:p text:style-name="P14">Anthropogenic Global Warming AGW is going to be with us for a long time. Many human life spans. It will take all of humanity working together to successfully tackle <text:span text:style-name="T7">the </text:span>AGW topic of concern. </text:p>
      <text:h text:style-name="P1" text:outline-level="1">Objectives<text:tab/></text:h>
      <text:p text:style-name="P3">&lt; Describe the project goals and link each of them with related, SMART project objectives. &gt;</text:p>
      <text:p text:style-name="P3">&lt; SMART specific, measurable, agreed upon, realistic and time-based &gt;</text:p>
      <text:p text:style-name="P14">S Save lives</text:p>
      <text:p text:style-name="P14">M </text:p>
      <text:p text:style-name="P14">A </text:p>
      <text:p text:style-name="P14">R</text:p>
      <text:p text:style-name="P14">T</text:p>
      <text:p text:style-name="P3"/>
      <text:h text:style-name="P2" text:outline-level="1">Scope<text:tab/></text:h>
      <text:p text:style-name="P3">&lt; Provide a high-level description of the features and functions that characterise the product, service, or the result the project is meant to deliver. &gt;</text:p>
      <text:p text:style-name="P8">qwerty</text:p>
      <text:p text:style-name="P8"/>
      <text:p text:style-name="P7"><text:span text:style-name="T2">Constraints</text:span><text:span text:style-name="T3"><text:tab/></text:span></text:p>
      <text:p text:style-name="P3">&lt; Identify the specific constraints or restrictions that limit or place conditions on the project, especially those associated with the project scope. &gt;</text:p>
      <text:p text:style-name="P8">qwerty</text:p>
      <text:p text:style-name="P8"/>
      <text:p text:style-name="P7"><text:span text:style-name="T2">Assumptions</text:span><text:span text:style-name="T3"><text:tab/></text:span></text:p>
      <text:p text:style-name="P3">&lt; Specify all factors that are, for planning purposes, considered to be true. The project manager should validate these assumptions during the planning process. &gt;</text:p>
      <text:p text:style-name="P8">qwerty</text:p>
      <text:p text:style-name="P8"/>
      <text:p text:style-name="P7"><text:span text:style-name="T2">Risks</text:span><text:span text:style-name="T3"><text:tab/></text:span></text:p>
      <text:p text:style-name="P3">&lt; Outline the risks identified at the start of the project. Include a quick assessment of the significance of each risk and how to deal with them. &gt;</text:p>
      <text:p text:style-name="P8">qwerty</text:p>
      <text:p text:style-name="P8"/>
      <text:p text:style-name="P11"><text:span text:style-name="T2">Deliverables</text:span><text:span text:style-name="T3"><text:tab/></text:span></text:p>
      <text:p text:style-name="P4">&lt; Define the key deliverables the project is required to produce to achieve the stated objectives. &gt;</text:p>
      <text:p text:style-name="P15">Software and systems, open source and creative commons, solutions some of which will operate as part of the internet of things. </text:p>
      <text:p text:style-name="P8"/>
      <text:p text:style-name="P18">Conclusion<text:span text:style-name="T4">s</text:span></text:p>
      <text:p text:style-name="P4">&lt;wrapping up, summing up, the way forward, next steps, &gt;</text:p>
      <text:p text:style-name="P15">Not to act now is complicity in the needless deaths of millions of the global citizens of planet Earth. </text:p>
      <text:p text:style-name="P9"/>
      <text:p text:style-name="P12"><text:soft-page-break/>References</text:p>
      <text:p text:style-name="P5">&lt;<text:span text:style-name="T6">cited materials</text:span><text:span text:style-name="T5">, </text:span>&gt;</text:p>
      <text:p text:style-name="P10"/>
      <text:p text:style-name="P6">BOSCARD (Terms of Reference), 21 Oct 2021, Duncan Haughey, ProjectSmart, <text:s/><text:a xlink:type="simple" xlink:href="https://www.projectsmart.co.uk/tools/boscard.php" text:style-name="Internet_20_link" text:visited-style-name="Visited_20_Internet_20_Link">https://www.projectsmart.co.uk/tools/boscard.php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nsolas2" style:font-family-complex="Consolas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2" style:font-family-complex="Consolas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2" style:font-family-complex="Consolas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nsolas2" style:font-family-complex="Consolas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2" style:font-family-complex="Consolas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2" style:font-family-complex="Consolas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2" style:font-family-complex="Consolas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9T14:27:36.963000000</meta:creation-date>
    <dc:date>2025-05-19T15:08:20.999000000</dc:date>
    <meta:editing-duration>PT29M17S</meta:editing-duration>
    <meta:editing-cycles>12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48" meta:word-count="379" meta:character-count="2186" meta:non-whitespace-character-count="1791"/>
  </office:meta>
</office:document-meta>
</file>